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subtitle" style:list-style-name="L4">
      <style:graphic-properties draw:fill-color="#ffffff" fo:min-height="11.43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subtitle" style:list-style-name="L4">
      <style:graphic-properties draw:fill-color="#ffffff" fo:min-height="11.43cm"/>
    </style:style>
    <style:style style:name="pr11" style:family="presentation" style:parent-style-name="Default-title">
      <style:graphic-properties draw:fill-color="#ffffff" draw:auto-grow-height="true" fo:min-height="2.54cm"/>
    </style:style>
    <style:style style:name="pr12" style:family="presentation" style:parent-style-name="Default-subtitle" style:list-style-name="L4">
      <style:graphic-properties draw:fill-color="#ffffff" fo:min-height="11.89cm"/>
    </style:style>
    <style:style style:name="pr13" style:family="presentation" style:parent-style-name="Default-notes">
      <style:graphic-properties draw:fill-color="#ffffff" fo:min-height="11.957cm"/>
    </style:style>
    <style:style style:name="pr14" style:family="presentation" style:parent-style-name="Default-title">
      <style:graphic-properties draw:fill-color="#ffffff" fo:min-height="3.257cm"/>
    </style:style>
    <style:style style:name="pr15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Action &amp; State Variable</text:span></text:p>
                              </text:list-item>
                              <text:list-item>
                                <text:p text:style-name="P7"><text:span text:style-name="T6">IGD, Printer &amp; Lightening Control etc</text:span></text:p>
                              </text:list-item>
                              <text:list-item>
                                <text:p text:style-name="P7"><text:span text:style-name="T6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A UPnP/DLNA Media Server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 (Session)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 (continued)</text:p>
          </draw:text-box>
        </draw:frame>
        <draw:frame presentation:style-name="pr8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Licensed under LGPL</text:span></text:p>
                  </text:list-item>
                  <text:list-item>
                    <text:p text:style-name="P7"><text:span text:style-name="T5">Plugin-based architecture</text:span></text:p>
                    <text:list>
                      <text:list-item>
                        <text:list>
                          <text:list-item>
                            <text:p text:style-name="P7"><text:span text:style-name="T5">Tracker</text:span></text:p>
                          </text:list-item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Te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9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Content Directory</text:span></text:p>
                  </text:list-item>
                  <text:list-item>
                    <text:p text:style-name="P7"><text:span text:style-name="T5">Media Object</text:span></text:p>
                    <text:list>
                      <text:list-item>
                        <text:list>
                          <text:list-item>
                            <text:p text:style-name="P7"><text:span text:style-name="T5">Container</text:span></text:p>
                          </text:list-item>
                          <text:list-item>
                            <text:p text:style-name="P7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Plugin API</text:p>
          </draw:text-box>
        </draw:frame>
        <draw:frame presentation:style-name="pr10" draw:text-style-name="P8" draw:layer="layout" svg:width="24.369cm" svg:height="12.468cm" svg:x="1.27cm" svg:y="3.926cm">
          <draw:text-box>
            <text:list text:style-name="L4">
              <text:list-item>
                <text:list>
                  <text:list-item>
                    <text:p text:style-name="P7"><text:span text:style-name="T5">PlugInfo</text:span></text:p>
                    <text:list>
                      <text:list-item>
                        <text:list>
                          <text:list-item>
                            <text:p text:style-name="P7"><text:span text:style-name="T5">ResourceInfo</text:span></text:p>
                          </text:list-item>
                          <text:list-item>
                            <text:p text:style-name="P7"><text:span text:style-name="T5">IconInf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ContentDirectory</text:span></text:p>
                  </text:list-item>
                  <text:list-item>
                    <text:p text:style-name="P7"><text:span text:style-name="T5">MediaObject</text:span></text:p>
                    <text:list>
                      <text:list-item>
                        <text:list>
                          <text:list-item>
                            <text:p text:style-name="P7"><text:span text:style-name="T5">MediaContainer</text:span></text:p>
                          </text:list-item>
                          <text:list-item>
                            <text:p text:style-name="P7"><text:span text:style-name="T5">MediaItem (live vs seekab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1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2" draw:text-style-name="P8" draw:layer="layout" svg:width="24.369cm" svg:height="12.468cm" svg:x="1.27cm" svg:y="3.52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Transcoding</text:span></text:p>
                  </text:list-item>
                  <text:list-item>
                    <text:p text:style-name="P7"><text:span text:style-name="T5">Configuration U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4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5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5T16:04:39</dc:date>
    <meta:print-date>1998-09-04T10:04:32</meta:print-date>
    <meta:editing-cycles>149</meta:editing-cycles>
    <meta:editing-duration>PT08H48M23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